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1486de" officeooo:paragraph-rsid="001486de" style:text-blinking="false" fo:background-color="transparent" style:font-size-asian="18pt" style:font-size-complex="18p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5444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36420483" text:style-name="L1">
        <text:list-header>
          <text:p text:style-name="P3">Re<text:span text:style-name="T2">quisitos de Usuário</text:span></text:p>
        </text:list-header>
      </text:list>
      <text:p text:style-name="P2"/>
      <text:p text:style-name="P4"><text:bookmark text:name="docs-internal-guid-0ff379b5-7fff-6eaf-be5c-5e2166d64f32"/>[RU 01] O sistema deve manter os usuários.</text:p>
      <text:p text:style-name="P1">[RU 02] O sistema deve manter regulamento de horas complementares.</text:p>
      <text:p text:style-name="P1">[RU 03] O sistema deve manter quadro de horas complementares.</text:p>
      <text:p text:style-name="P1">[RU 04] O sistema deve gerar relatórios.</text:p>
      <text:p text:style-name="P1">[RU 05] O sistema deve manter as horas complementares dos alunos.</text:p>
      <text:p text:style-name="P1">[RU 06] O sistema deve gerar boletins.</text:p>
      <text:p text:style-name="P5"><text:span text:style-name="T1">[RU 07] O sistema deve permitir que o usuário faça login e logof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9:51.855315592</meta:creation-date>
    <dc:date>2020-03-03T15:11:52.439241214</dc:date>
    <meta:editing-duration>PT8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9" meta:character-count="399" meta:non-whitespace-character-count="338"/>
  </office:meta>
</office:document-meta>
</file>